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2.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4]&gt;[.$J4])" style:apply-style-name="Untitled1" style:base-cell-address="'stack_2 balanced'.B4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5]&gt;[.$J5])" style:apply-style-name="Untitled1" style:base-cell-address="'stack_2 balanced'.B5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6]&gt;[.$J6])" style:apply-style-name="Untitled1" style:base-cell-address="'stack_2 balanced'.B6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7]&gt;[.$J7])" style:apply-style-name="Untitled1" style:base-cell-address="'stack_2 balanced'.B7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8]&gt;[.$J8])" style:apply-style-name="Untitled1" style:base-cell-address="'stack_2 balanced'.B8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9]&gt;[.$J9])" style:apply-style-name="Untitled1" style:base-cell-address="'stack_2 balanced'.B9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0]&gt;[.$J10])" style:apply-style-name="Untitled1" style:base-cell-address="'stack_2 balanced'.B1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1]&gt;[.$J11])" style:apply-style-name="Untitled1" style:base-cell-address="'stack_2 balanced'.B11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2]&gt;[.$J12])" style:apply-style-name="Untitled1" style:base-cell-address="'stack_2 balanced'.B12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3]&gt;[.$J13])" style:apply-style-name="Untitled1" style:base-cell-address="'stack_2 balanced'.B13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4]&gt;[.$J14])" style:apply-style-name="Untitled1" style:base-cell-address="'stack_2 balanced'.B14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5]&gt;[.$J15])" style:apply-style-name="Untitled1" style:base-cell-address="'stack_2 balanced'.B15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6]&gt;[.$J16])" style:apply-style-name="Untitled1" style:base-cell-address="'stack_2 balanced'.B1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7]&gt;[.$J17])" style:apply-style-name="Untitled1" style:base-cell-address="'stack_2 balanced'.B17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4]&gt;[.$K4])" style:apply-style-name="Untitled1" style:base-cell-address="'stack_2 balanced'.C4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5]&gt;[.$K5])" style:apply-style-name="Untitled1" style:base-cell-address="'stack_2 balanced'.C5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6]&gt;[.$K6])" style:apply-style-name="Untitled1" style:base-cell-address="'stack_2 balanced'.C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7]&gt;[.$K7])" style:apply-style-name="Untitled1" style:base-cell-address="'stack_2 balanced'.C7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8]&gt;[.$K8])" style:apply-style-name="Untitled1" style:base-cell-address="'stack_2 balanced'.C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9]&gt;[.$K9])" style:apply-style-name="Untitled1" style:base-cell-address="'stack_2 balanced'.C9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0]&gt;[.$K10])" style:apply-style-name="Untitled1" style:base-cell-address="'stack_2 balanced'.C1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1]&gt;[.$K11])" style:apply-style-name="Untitled1" style:base-cell-address="'stack_2 balanced'.C11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2]&gt;[.$K12])" style:apply-style-name="Untitled1" style:base-cell-address="'stack_2 balanced'.C12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3]&gt;[.$K13])" style:apply-style-name="Untitled1" style:base-cell-address="'stack_2 balanced'.C13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4]&gt;[.$K14])" style:apply-style-name="Untitled1" style:base-cell-address="'stack_2 balanced'.C14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5]&gt;[.$K15])" style:apply-style-name="Untitled1" style:base-cell-address="'stack_2 balanced'.C15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6]&gt;[.$K16])" style:apply-style-name="Untitled1" style:base-cell-address="'stack_2 balanced'.C16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7]&gt;[.$K17])" style:apply-style-name="Untitled1" style:base-cell-address="'stack_2 balanced'.C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4]&gt;[.L4])" style:apply-style-name="Untitled1" style:base-cell-address="'stack_2 balanced'.D4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5]&gt;[.L5])" style:apply-style-name="Untitled1" style:base-cell-address="'stack_2 balanced'.D5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6]&gt;[.L6])" style:apply-style-name="Untitled1" style:base-cell-address="'stack_2 balanced'.D6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7]&gt;[.L7])" style:apply-style-name="Untitled1" style:base-cell-address="'stack_2 balanced'.D7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8]&gt;[.L8])" style:apply-style-name="Untitled1" style:base-cell-address="'stack_2 balanced'.D8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9]&gt;[.L9])" style:apply-style-name="Untitled1" style:base-cell-address="'stack_2 balanced'.D9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0]&gt;[.L10])" style:apply-style-name="Untitled1" style:base-cell-address="'stack_2 balanced'.D10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1]&gt;[.L11])" style:apply-style-name="Untitled1" style:base-cell-address="'stack_2 balanced'.D11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2]&gt;[.L12])" style:apply-style-name="Untitled1" style:base-cell-address="'stack_2 balanced'.D12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3]&gt;[.L13])" style:apply-style-name="Untitled1" style:base-cell-address="'stack_2 balanced'.D13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4]&gt;[.L14])" style:apply-style-name="Untitled1" style:base-cell-address="'stack_2 balanced'.D1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5]&gt;[.L15])" style:apply-style-name="Untitled1" style:base-cell-address="'stack_2 balanced'.D15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6]&gt;[.L16])" style:apply-style-name="Untitled1" style:base-cell-address="'stack_2 balanced'.D16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D17]&gt;[.L17])" style:apply-style-name="Untitled1" style:base-cell-address="'stack_2 balanced'.D17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4]&gt;[.M4])" style:apply-style-name="Untitled1" style:base-cell-address="'stack_2 balanced'.E4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5]&gt;[.M5])" style:apply-style-name="Untitled1" style:base-cell-address="'stack_2 balanced'.E5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6]&gt;[.M6])" style:apply-style-name="Untitled1" style:base-cell-address="'stack_2 balanced'.E6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7]&gt;[.M7])" style:apply-style-name="Untitled1" style:base-cell-address="'stack_2 balanced'.E7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8]&gt;[.M8])" style:apply-style-name="Untitled1" style:base-cell-address="'stack_2 balanced'.E8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9]&gt;[.M9])" style:apply-style-name="Untitled1" style:base-cell-address="'stack_2 balanced'.E9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0]&gt;[.M10])" style:apply-style-name="Untitled1" style:base-cell-address="'stack_2 balanced'.E10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1]&gt;[.M11])" style:apply-style-name="Untitled1" style:base-cell-address="'stack_2 balanced'.E11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2]&gt;[.M12])" style:apply-style-name="Untitled1" style:base-cell-address="'stack_2 balanced'.E12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3]&gt;[.M13])" style:apply-style-name="Untitled1" style:base-cell-address="'stack_2 balanced'.E13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4]&gt;[.M14])" style:apply-style-name="Untitled1" style:base-cell-address="'stack_2 balanced'.E14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5]&gt;[.M15])" style:apply-style-name="Untitled1" style:base-cell-address="'stack_2 balanced'.E15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6]&gt;[.M16])" style:apply-style-name="Untitled1" style:base-cell-address="'stack_2 balanced'.E16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7]&gt;[.M17])" style:apply-style-name="Untitled1" style:base-cell-address="'stack_2 balanced'.E17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4]&gt;[.N4])" style:apply-style-name="Untitled1" style:base-cell-address="'stack_2 balanced'.F4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5]&gt;[.N5])" style:apply-style-name="Untitled1" style:base-cell-address="'stack_2 balanced'.F5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6]&gt;[.N6])" style:apply-style-name="Untitled1" style:base-cell-address="'stack_2 balanced'.F6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7]&gt;[.N7])" style:apply-style-name="Untitled1" style:base-cell-address="'stack_2 balanced'.F7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8]&gt;[.N8])" style:apply-style-name="Untitled1" style:base-cell-address="'stack_2 balanced'.F8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9]&gt;[.N9])" style:apply-style-name="Untitled1" style:base-cell-address="'stack_2 balanced'.F9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0]&gt;[.N10])" style:apply-style-name="Untitled1" style:base-cell-address="'stack_2 balanced'.F10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1]&gt;[.N11])" style:apply-style-name="Untitled1" style:base-cell-address="'stack_2 balanced'.F11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2]&gt;[.N12])" style:apply-style-name="Untitled1" style:base-cell-address="'stack_2 balanced'.F12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3]&gt;[.N13])" style:apply-style-name="Untitled1" style:base-cell-address="'stack_2 balanced'.F13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4]&gt;[.N14])" style:apply-style-name="Untitled1" style:base-cell-address="'stack_2 balanced'.F14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5]&gt;[.N15])" style:apply-style-name="Untitled1" style:base-cell-address="'stack_2 balanced'.F15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6]&gt;[.N16])" style:apply-style-name="Untitled1" style:base-cell-address="'stack_2 balanced'.F16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F17]&gt;[.N17])" style:apply-style-name="Untitled1" style:base-cell-address="'stack_2 balanced'.F17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4]&gt;[.B4])" style:apply-style-name="Untitled1" style:base-cell-address="'stack_2 balanced'.J4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5]&gt;[.B5])" style:apply-style-name="Untitled1" style:base-cell-address="'stack_2 balanced'.J5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6]&gt;[.B6])" style:apply-style-name="Untitled1" style:base-cell-address="'stack_2 balanced'.J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7]&gt;[.B7])" style:apply-style-name="Untitled1" style:base-cell-address="'stack_2 balanced'.J7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8]&gt;[.B8])" style:apply-style-name="Untitled1" style:base-cell-address="'stack_2 balanced'.J8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9]&gt;[.B9])" style:apply-style-name="Untitled1" style:base-cell-address="'stack_2 balanced'.J9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0]&gt;[.B10])" style:apply-style-name="Untitled1" style:base-cell-address="'stack_2 balanced'.J1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1]&gt;[.B11])" style:apply-style-name="Untitled1" style:base-cell-address="'stack_2 balanced'.J11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2]&gt;[.B12])" style:apply-style-name="Untitled1" style:base-cell-address="'stack_2 balanced'.J12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3]&gt;[.B13])" style:apply-style-name="Untitled1" style:base-cell-address="'stack_2 balanced'.J13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4]&gt;[.B14])" style:apply-style-name="Untitled1" style:base-cell-address="'stack_2 balanced'.J14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5]&gt;[.B15])" style:apply-style-name="Untitled1" style:base-cell-address="'stack_2 balanced'.J15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6]&gt;[.B16])" style:apply-style-name="Untitled1" style:base-cell-address="'stack_2 balanced'.J16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J17]&gt;[.B17])" style:apply-style-name="Untitled1" style:base-cell-address="'stack_2 balanced'.J17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4]&gt;[.C4])" style:apply-style-name="Untitled1" style:base-cell-address="'stack_2 balanced'.K4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5]&gt;[.C5])" style:apply-style-name="Untitled1" style:base-cell-address="'stack_2 balanced'.K5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6]&gt;[.C6])" style:apply-style-name="Untitled1" style:base-cell-address="'stack_2 balanced'.K6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7]&gt;[.C7])" style:apply-style-name="Untitled1" style:base-cell-address="'stack_2 balanced'.K7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8]&gt;[.C8])" style:apply-style-name="Untitled1" style:base-cell-address="'stack_2 balanced'.K8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9]&gt;[.C9])" style:apply-style-name="Untitled1" style:base-cell-address="'stack_2 balanced'.K9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0]&gt;[.C10])" style:apply-style-name="Untitled1" style:base-cell-address="'stack_2 balanced'.K1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1]&gt;[.C11])" style:apply-style-name="Untitled1" style:base-cell-address="'stack_2 balanced'.K11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2]&gt;[.C12])" style:apply-style-name="Untitled1" style:base-cell-address="'stack_2 balanced'.K12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3]&gt;[.C13])" style:apply-style-name="Untitled1" style:base-cell-address="'stack_2 balanced'.K13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4]&gt;[.C14])" style:apply-style-name="Untitled1" style:base-cell-address="'stack_2 balanced'.K14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5]&gt;[.C15])" style:apply-style-name="Untitled1" style:base-cell-address="'stack_2 balanced'.K15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6]&gt;[.C16])" style:apply-style-name="Untitled1" style:base-cell-address="'stack_2 balanced'.K16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K17]&gt;[.C17])" style:apply-style-name="Untitled1" style:base-cell-address="'stack_2 balanced'.K17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4]&gt;[.D4])" style:apply-style-name="Untitled1" style:base-cell-address="'stack_2 balanced'.L4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5]&gt;[.D5])" style:apply-style-name="Untitled1" style:base-cell-address="'stack_2 balanced'.L5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6]&gt;[.D6])" style:apply-style-name="Untitled1" style:base-cell-address="'stack_2 balanced'.L6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7]&gt;[.D7])" style:apply-style-name="Untitled1" style:base-cell-address="'stack_2 balanced'.L7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8]&gt;[.D8])" style:apply-style-name="Untitled1" style:base-cell-address="'stack_2 balanced'.L8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9]&gt;[.D9])" style:apply-style-name="Untitled1" style:base-cell-address="'stack_2 balanced'.L9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0]&gt;[.D10])" style:apply-style-name="Untitled1" style:base-cell-address="'stack_2 balanced'.L10"/>
    </style:style>
    <style:style style:name="ce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1]&gt;[.D11])" style:apply-style-name="Untitled1" style:base-cell-address="'stack_2 balanced'.L11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2]&gt;[.D12])" style:apply-style-name="Untitled1" style:base-cell-address="'stack_2 balanced'.L12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3]&gt;[.D13])" style:apply-style-name="Untitled1" style:base-cell-address="'stack_2 balanced'.L13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4]&gt;[.D14])" style:apply-style-name="Untitled1" style:base-cell-address="'stack_2 balanced'.L14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5]&gt;[.D15])" style:apply-style-name="Untitled1" style:base-cell-address="'stack_2 balanced'.L15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6]&gt;[.D16])" style:apply-style-name="Untitled1" style:base-cell-address="'stack_2 balanced'.L16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L17]&gt;[.D17])" style:apply-style-name="Untitled1" style:base-cell-address="'stack_2 balanced'.L17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4]&gt;[.E4])" style:apply-style-name="Untitled1" style:base-cell-address="'stack_2 balanced'.M4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5]&gt;[.E5])" style:apply-style-name="Untitled1" style:base-cell-address="'stack_2 balanced'.M5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6]&gt;[.E6])" style:apply-style-name="Untitled1" style:base-cell-address="'stack_2 balanced'.M6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7]&gt;[.E7])" style:apply-style-name="Untitled1" style:base-cell-address="'stack_2 balanced'.M7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8]&gt;[.E8])" style:apply-style-name="Untitled1" style:base-cell-address="'stack_2 balanced'.M8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9]&gt;[.E9])" style:apply-style-name="Untitled1" style:base-cell-address="'stack_2 balanced'.M9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0]&gt;[.E10])" style:apply-style-name="Untitled1" style:base-cell-address="'stack_2 balanced'.M10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1]&gt;[.E11])" style:apply-style-name="Untitled1" style:base-cell-address="'stack_2 balanced'.M11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2]&gt;[.E12])" style:apply-style-name="Untitled1" style:base-cell-address="'stack_2 balanced'.M12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3]&gt;[.E13])" style:apply-style-name="Untitled1" style:base-cell-address="'stack_2 balanced'.M13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4]&gt;[.E14])" style:apply-style-name="Untitled1" style:base-cell-address="'stack_2 balanced'.M14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5]&gt;[.E15])" style:apply-style-name="Untitled1" style:base-cell-address="'stack_2 balanced'.M15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6]&gt;[.E16])" style:apply-style-name="Untitled1" style:base-cell-address="'stack_2 balanced'.M16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M17]&gt;[.E17])" style:apply-style-name="Untitled1" style:base-cell-address="'stack_2 balanced'.M17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4]&gt;[.F4])" style:apply-style-name="Untitled1" style:base-cell-address="'stack_2 balanced'.N4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5]&gt;[.F5])" style:apply-style-name="Untitled1" style:base-cell-address="'stack_2 balanced'.N5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6]&gt;[.F6])" style:apply-style-name="Untitled1" style:base-cell-address="'stack_2 balanced'.N6"/>
    </style:style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7]&gt;[.F7])" style:apply-style-name="Untitled1" style:base-cell-address="'stack_2 balanced'.N7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8]&gt;[.F8])" style:apply-style-name="Untitled1" style:base-cell-address="'stack_2 balanced'.N8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9]&gt;[.F9])" style:apply-style-name="Untitled1" style:base-cell-address="'stack_2 balanced'.N9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0]&gt;[.F10])" style:apply-style-name="Untitled1" style:base-cell-address="'stack_2 balanced'.N10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1]&gt;[.F11])" style:apply-style-name="Untitled1" style:base-cell-address="'stack_2 balanced'.N11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2]&gt;[.F12])" style:apply-style-name="Untitled1" style:base-cell-address="'stack_2 balanced'.N12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3]&gt;[.F13])" style:apply-style-name="Untitled1" style:base-cell-address="'stack_2 balanced'.N13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4]&gt;[.F14])" style:apply-style-name="Untitled1" style:base-cell-address="'stack_2 balanced'.N14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5]&gt;[.F15])" style:apply-style-name="Untitled1" style:base-cell-address="'stack_2 balanced'.N15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6]&gt;[.F16])" style:apply-style-name="Untitled1" style:base-cell-address="'stack_2 balanced'.N16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N17]&gt;[.F17])" style:apply-style-name="Untitled1" style:base-cell-address="'stack_2 balanced'.N17"/>
    </style:style>
  </office:automatic-styles>
  <office:body>
    <office:spreadsheet>
      <table:calculation-settings table:automatic-find-labels="false" table:use-regular-expressions="false" table:use-wildcards="true"/>
      <table:table table:name="stack_2 balanc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th balanced dataset as the training se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With the real dataset as the training set</text:p>
          </table:table-cell>
          <table:covered-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al mean</text:p>
          </table:table-cell>
          <table:table-cell office:value-type="string" calcext:value-type="string">
            <text:p>real min</text:p>
          </table:table-cell>
          <table:table-cell office:value-type="string" calcext:value-type="string">
            <text:p>balanced mean</text:p>
          </table:table-cell>
          <table:table-cell office:value-type="string" calcext:value-type="string">
            <text:p>balanced min</text:p>
          </table:table-cell>
          <table:table-cell office:value-type="string" calcext:value-type="string">
            <text:p>Leader board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real mean</text:p>
          </table:table-cell>
          <table:table-cell office:value-type="string" calcext:value-type="string">
            <text:p>real min</text:p>
          </table:table-cell>
          <table:table-cell office:value-type="string" calcext:value-type="string">
            <text:p>balanced mean</text:p>
          </table:table-cell>
          <table:table-cell office:value-type="string" calcext:value-type="string">
            <text:p>balanced min</text:p>
          </table:table-cell>
          <table:table-cell office:value-type="string" calcext:value-type="string">
            <text:p>Leader board</text:p>
          </table:table-cell>
        </table:table-row>
        <table:table-row table:style-name="ro1">
          <table:table-cell office:value-type="string" calcext:value-type="string">
            <text:p>catboost_anomaly</text:p>
          </table:table-cell>
          <table:table-cell table:style-name="ce2" office:value-type="float" office:value="0.916150959706096" calcext:value-type="float">
            <text:p>0.916150959706096</text:p>
          </table:table-cell>
          <table:table-cell table:style-name="ce16" office:value-type="float" office:value="0.91253609948724" calcext:value-type="float">
            <text:p>0.91253609948724</text:p>
          </table:table-cell>
          <table:table-cell table:style-name="ce30" office:value-type="float" office:value="0.89309766102225" calcext:value-type="float">
            <text:p>0.89309766102225</text:p>
          </table:table-cell>
          <table:table-cell table:style-name="ce44" office:value-type="float" office:value="0.889810017271157" calcext:value-type="float">
            <text:p>0.889810017271157</text:p>
          </table:table-cell>
          <table:table-cell table:style-name="ce58"/>
          <table:table-cell table:number-columns-repeated="2"/>
          <table:table-cell office:value-type="string" calcext:value-type="string">
            <text:p>catboost_anomaly</text:p>
          </table:table-cell>
          <table:table-cell table:style-name="ce72" office:value-type="float" office:value="0.913891598519458" calcext:value-type="float">
            <text:p>0.913891598519458</text:p>
          </table:table-cell>
          <table:table-cell table:style-name="ce86" office:value-type="float" office:value="0.91264367816092" calcext:value-type="float">
            <text:p>0.91264367816092</text:p>
          </table:table-cell>
          <table:table-cell table:style-name="ce100" office:value-type="float" office:value="0.89369255272197" calcext:value-type="float">
            <text:p>0.89369255272197</text:p>
          </table:table-cell>
          <table:table-cell table:style-name="ce114" office:value-type="float" office:value="0.891658511311957" calcext:value-type="float">
            <text:p>0.891658511311957</text:p>
          </table:table-cell>
          <table:table-cell table:style-name="ce128"/>
        </table:table-row>
        <table:table-row table:style-name="ro1">
          <table:table-cell office:value-type="string" calcext:value-type="string">
            <text:p>lgb_anomaly</text:p>
          </table:table-cell>
          <table:table-cell table:style-name="ce3" office:value-type="float" office:value="0.914009547946013" calcext:value-type="float">
            <text:p>0.914009547946013</text:p>
          </table:table-cell>
          <table:table-cell table:style-name="ce17" office:value-type="float" office:value="0.910885837213414" calcext:value-type="float">
            <text:p>0.910885837213414</text:p>
          </table:table-cell>
          <table:table-cell table:style-name="ce31" office:value-type="float" office:value="0.892752267703036" calcext:value-type="float">
            <text:p>0.892752267703036</text:p>
          </table:table-cell>
          <table:table-cell table:style-name="ce45" office:value-type="float" office:value="0.889637305699482" calcext:value-type="float">
            <text:p>0.889637305699482</text:p>
          </table:table-cell>
          <table:table-cell table:style-name="ce59"/>
          <table:table-cell table:number-columns-repeated="2"/>
          <table:table-cell office:value-type="string" calcext:value-type="string">
            <text:p>lgb_anomaly</text:p>
          </table:table-cell>
          <table:table-cell table:style-name="ce73" office:value-type="float" office:value="0.914245257416988" calcext:value-type="float">
            <text:p>0.914245257416988</text:p>
          </table:table-cell>
          <table:table-cell table:style-name="ce87" office:value-type="float" office:value="0.913527851458886" calcext:value-type="float">
            <text:p>0.913527851458886</text:p>
          </table:table-cell>
          <table:table-cell table:style-name="ce101" office:value-type="float" office:value="0.895688215992171" calcext:value-type="float">
            <text:p>0.895688215992171</text:p>
          </table:table-cell>
          <table:table-cell table:style-name="ce115" office:value-type="float" office:value="0.895112543894997" calcext:value-type="float">
            <text:p>0.895112543894997</text:p>
          </table:table-cell>
          <table:table-cell table:style-name="ce129"/>
        </table:table-row>
        <table:table-row table:style-name="ro1">
          <table:table-cell office:value-type="string" calcext:value-type="string">
            <text:p>knn_anomaly</text:p>
          </table:table-cell>
          <table:table-cell table:style-name="ce4" office:value-type="float" office:value="0.911573446494175" calcext:value-type="float">
            <text:p>0.911573446494175</text:p>
          </table:table-cell>
          <table:table-cell table:style-name="ce18" office:value-type="float" office:value="0.907526374727412" calcext:value-type="float">
            <text:p>0.907526374727412</text:p>
          </table:table-cell>
          <table:table-cell table:style-name="ce32" office:value-type="float" office:value="0.888204424967295" calcext:value-type="float">
            <text:p>0.888204424967295</text:p>
          </table:table-cell>
          <table:table-cell table:style-name="ce46" office:value-type="float" office:value="0.884628670120898" calcext:value-type="float">
            <text:p>0.884628670120898</text:p>
          </table:table-cell>
          <table:table-cell table:style-name="ce60"/>
          <table:table-cell table:number-columns-repeated="2"/>
          <table:table-cell office:value-type="string" calcext:value-type="string">
            <text:p>knn_anomaly</text:p>
          </table:table-cell>
          <table:table-cell table:style-name="ce74" office:value-type="float" office:value="0.911710887837552" calcext:value-type="float">
            <text:p>0.911710887837552</text:p>
          </table:table-cell>
          <table:table-cell table:style-name="ce88" office:value-type="float" office:value="0.910344827586207" calcext:value-type="float">
            <text:p>0.910344827586207</text:p>
          </table:table-cell>
          <table:table-cell table:style-name="ce102" office:value-type="float" office:value="0.892138238059601" calcext:value-type="float">
            <text:p>0.892138238059601</text:p>
          </table:table-cell>
          <table:table-cell table:style-name="ce116" office:value-type="float" office:value="0.891716078521674" calcext:value-type="float">
            <text:p>0.891716078521674</text:p>
          </table:table-cell>
          <table:table-cell table:style-name="ce130"/>
        </table:table-row>
        <table:table-row table:style-name="ro1">
          <table:table-cell office:value-type="string" calcext:value-type="string">
            <text:p>rf_anomaly</text:p>
          </table:table-cell>
          <table:table-cell table:style-name="ce5" office:value-type="float" office:value="0.917997681774425" calcext:value-type="float">
            <text:p>0.917997681774425</text:p>
          </table:table-cell>
          <table:table-cell table:style-name="ce19" office:value-type="float" office:value="0.916956444863559" calcext:value-type="float">
            <text:p>0.916956444863559</text:p>
          </table:table-cell>
          <table:table-cell table:style-name="ce33" office:value-type="float" office:value="0.889701089585044" calcext:value-type="float">
            <text:p>0.889701089585044</text:p>
          </table:table-cell>
          <table:table-cell table:style-name="ce47" office:value-type="float" office:value="0.884455958549223" calcext:value-type="float">
            <text:p>0.884455958549223</text:p>
          </table:table-cell>
          <table:table-cell table:style-name="ce61"/>
          <table:table-cell table:number-columns-repeated="2"/>
          <table:table-cell office:value-type="string" calcext:value-type="string">
            <text:p>rf_anomaly</text:p>
          </table:table-cell>
          <table:table-cell table:style-name="ce75" office:value-type="float" office:value="0.912536105827332" calcext:value-type="float">
            <text:p>0.912536105827332</text:p>
          </table:table-cell>
          <table:table-cell table:style-name="ce89" office:value-type="float" office:value="0.912482319660538" calcext:value-type="float">
            <text:p>0.912482319660538</text:p>
          </table:table-cell>
          <table:table-cell table:style-name="ce103" office:value-type="float" office:value="0.896858749256423" calcext:value-type="float">
            <text:p>0.896858749256423</text:p>
          </table:table-cell>
          <table:table-cell table:style-name="ce117" office:value-type="float" office:value="0.896148753669909" calcext:value-type="float">
            <text:p>0.896148753669909</text:p>
          </table:table-cell>
          <table:table-cell table:style-name="ce131"/>
        </table:table-row>
        <table:table-row table:style-name="ro1">
          <table:table-cell office:value-type="string" calcext:value-type="string">
            <text:p>svc_linear_anomaly</text:p>
          </table:table-cell>
          <table:table-cell table:style-name="ce6" office:value-type="float" office:value="0.91123946484352" calcext:value-type="float">
            <text:p>0.91123946484352</text:p>
          </table:table-cell>
          <table:table-cell table:style-name="ce20" office:value-type="float" office:value="0.91123946484352" calcext:value-type="float">
            <text:p>0.91123946484352</text:p>
          </table:table-cell>
          <table:table-cell table:style-name="ce34" office:value-type="float" office:value="0.890046552493909" calcext:value-type="float">
            <text:p>0.890046552493909</text:p>
          </table:table-cell>
          <table:table-cell table:style-name="ce48" office:value-type="float" office:value="0.889119170984456" calcext:value-type="float">
            <text:p>0.889119170984456</text:p>
          </table:table-cell>
          <table:table-cell table:style-name="ce62"/>
          <table:table-cell table:number-columns-repeated="2"/>
          <table:table-cell office:value-type="string" calcext:value-type="string">
            <text:p>svc_linear_anomaly</text:p>
          </table:table-cell>
          <table:table-cell table:style-name="ce76" office:value-type="float" office:value="0.911239474648488" calcext:value-type="float">
            <text:p>0.911239474648488</text:p>
          </table:table-cell>
          <table:table-cell table:style-name="ce90" office:value-type="float" office:value="0.91018387553041" calcext:value-type="float">
            <text:p>0.91018387553041</text:p>
          </table:table-cell>
          <table:table-cell table:style-name="ce104" office:value-type="float" office:value="0.890046629439871" calcext:value-type="float">
            <text:p>0.890046629439871</text:p>
          </table:table-cell>
          <table:table-cell table:style-name="ce118" office:value-type="float" office:value="0.890046629439871" calcext:value-type="float">
            <text:p>0.890046629439871</text:p>
          </table:table-cell>
          <table:table-cell table:style-name="ce132"/>
        </table:table-row>
        <table:table-row table:style-name="ro1">
          <table:table-cell office:value-type="string" calcext:value-type="string">
            <text:p>svc_rbf_anomaly</text:p>
          </table:table-cell>
          <table:table-cell table:style-name="ce7" office:value-type="float" office:value="0.917604762185418" calcext:value-type="float">
            <text:p>0.917604762185418</text:p>
          </table:table-cell>
          <table:table-cell table:style-name="ce21" office:value-type="float" office:value="0.916956444863559" calcext:value-type="float">
            <text:p>0.916956444863559</text:p>
          </table:table-cell>
          <table:table-cell table:style-name="ce35" office:value-type="float" office:value="0.890334305699581" calcext:value-type="float">
            <text:p>0.890334305699581</text:p>
          </table:table-cell>
          <table:table-cell table:style-name="ce49" office:value-type="float" office:value="0.883419689119171" calcext:value-type="float">
            <text:p>0.883419689119171</text:p>
          </table:table-cell>
          <table:table-cell table:style-name="ce63"/>
          <table:table-cell table:number-columns-repeated="2"/>
          <table:table-cell office:value-type="string" calcext:value-type="string">
            <text:p>svc_rbf_anomaly</text:p>
          </table:table-cell>
          <table:table-cell table:style-name="ce77" office:value-type="float" office:value="0.913596947038395" calcext:value-type="float">
            <text:p>0.913596947038395</text:p>
          </table:table-cell>
          <table:table-cell table:style-name="ce91" office:value-type="float" office:value="0.912482319660538" calcext:value-type="float">
            <text:p>0.912482319660538</text:p>
          </table:table-cell>
          <table:table-cell table:style-name="ce105" office:value-type="float" office:value="0.896628480417554" calcext:value-type="float">
            <text:p>0.896628480417554</text:p>
          </table:table-cell>
          <table:table-cell table:style-name="ce119" office:value-type="float" office:value="0.896436589718496" calcext:value-type="float">
            <text:p>0.896436589718496</text:p>
          </table:table-cell>
          <table:table-cell table:style-name="ce133"/>
        </table:table-row>
        <table:table-row table:style-name="ro1">
          <table:table-cell office:value-type="string" calcext:value-type="string">
            <text:p>catboost_base</text:p>
          </table:table-cell>
          <table:table-cell table:style-name="ce8" office:value-type="float" office:value="0.958448753462604" calcext:value-type="float">
            <text:p>0.958448753462604</text:p>
          </table:table-cell>
          <table:table-cell table:style-name="ce22" office:value-type="float" office:value="0.957034242942182" calcext:value-type="float">
            <text:p>0.957034242942182</text:p>
          </table:table-cell>
          <table:table-cell table:style-name="ce36" office:value-type="float" office:value="0.948880058956352" calcext:value-type="float">
            <text:p>0.948880058956352</text:p>
          </table:table-cell>
          <table:table-cell table:style-name="ce50" office:value-type="float" office:value="0.945423143350604" calcext:value-type="float">
            <text:p>0.945423143350604</text:p>
          </table:table-cell>
          <table:table-cell table:style-name="ce64"/>
          <table:table-cell table:number-columns-repeated="2"/>
          <table:table-cell office:value-type="string" calcext:value-type="string">
            <text:p>catboost_base</text:p>
          </table:table-cell>
          <table:table-cell table:style-name="ce78" office:value-type="float" office:value="0.954617356392706" calcext:value-type="float">
            <text:p>0.954617356392706</text:p>
          </table:table-cell>
          <table:table-cell table:style-name="ce92" office:value-type="float" office:value="0.947303271441202" calcext:value-type="float">
            <text:p>0.947303271441202</text:p>
          </table:table-cell>
          <table:table-cell table:style-name="ce106" office:value-type="float" office:value="0.950568955922706" calcext:value-type="float">
            <text:p>0.950568955922706</text:p>
          </table:table-cell>
          <table:table-cell table:style-name="ce120" office:value-type="float" office:value="0.945253583558805" calcext:value-type="float">
            <text:p>0.945253583558805</text:p>
          </table:table-cell>
          <table:table-cell table:style-name="ce134"/>
        </table:table-row>
        <table:table-row table:style-name="ro1">
          <table:table-cell office:value-type="string" calcext:value-type="string">
            <text:p>lgb_base</text:p>
          </table:table-cell>
          <table:table-cell table:style-name="ce9" office:value-type="float" office:value="0.972417044851771" calcext:value-type="float">
            <text:p>0.972417044851771</text:p>
          </table:table-cell>
          <table:table-cell table:style-name="ce23" office:value-type="float" office:value="0.964165733482643" calcext:value-type="float">
            <text:p>0.964165733482643</text:p>
          </table:table-cell>
          <table:table-cell table:style-name="ce37" office:value-type="float" office:value="0.956076414208338" calcext:value-type="float">
            <text:p>0.956076414208338</text:p>
          </table:table-cell>
          <table:table-cell table:style-name="ce51" office:value-type="float" office:value="0.950431778929188" calcext:value-type="float">
            <text:p>0.950431778929188</text:p>
          </table:table-cell>
          <table:table-cell table:style-name="ce65"/>
          <table:table-cell table:number-columns-repeated="2"/>
          <table:table-cell office:value-type="string" calcext:value-type="string">
            <text:p>lgb_base</text:p>
          </table:table-cell>
          <table:table-cell table:style-name="ce79" office:value-type="float" office:value="0.954558453192799" calcext:value-type="float">
            <text:p>0.954558453192799</text:p>
          </table:table-cell>
          <table:table-cell table:style-name="ce93" office:value-type="float" office:value="0.947833775419982" calcext:value-type="float">
            <text:p>0.947833775419982</text:p>
          </table:table-cell>
          <table:table-cell table:style-name="ce107" office:value-type="float" office:value="0.957688100857752" calcext:value-type="float">
            <text:p>0.957688100857752</text:p>
          </table:table-cell>
          <table:table-cell table:style-name="ce121" office:value-type="float" office:value="0.956479189453687" calcext:value-type="float">
            <text:p>0.956479189453687</text:p>
          </table:table-cell>
          <table:table-cell table:style-name="ce135"/>
        </table:table-row>
        <table:table-row table:style-name="ro1">
          <table:table-cell office:value-type="string" calcext:value-type="string">
            <text:p>catboost_pred_diff</text:p>
          </table:table-cell>
          <table:table-cell table:style-name="ce10" office:value-type="float" office:value="0.966503605037229" calcext:value-type="float">
            <text:p>0.966503605037229</text:p>
          </table:table-cell>
          <table:table-cell table:style-name="ce24" office:value-type="float" office:value="0.964578299051099" calcext:value-type="float">
            <text:p>0.964578299051099</text:p>
          </table:table-cell>
          <table:table-cell table:style-name="ce38" office:value-type="float" office:value="0.953830915242092" calcext:value-type="float">
            <text:p>0.953830915242092</text:p>
          </table:table-cell>
          <table:table-cell table:style-name="ce52" office:value-type="float" office:value="0.950604490500864" calcext:value-type="float">
            <text:p>0.950604490500864</text:p>
          </table:table-cell>
          <table:table-cell table:style-name="ce66"/>
          <table:table-cell table:number-columns-repeated="2"/>
          <table:table-cell office:value-type="string" calcext:value-type="string">
            <text:p>catboost_pred_diff</text:p>
          </table:table-cell>
          <table:table-cell table:style-name="ce80" office:value-type="float" office:value="0.955324601236175" calcext:value-type="float">
            <text:p>0.955324601236175</text:p>
          </table:table-cell>
          <table:table-cell table:style-name="ce94" office:value-type="float" office:value="0.947833775419982" calcext:value-type="float">
            <text:p>0.947833775419982</text:p>
          </table:table-cell>
          <table:table-cell table:style-name="ce108" office:value-type="float" office:value="0.951413274998561" calcext:value-type="float">
            <text:p>0.951413274998561</text:p>
          </table:table-cell>
          <table:table-cell table:style-name="ce122" office:value-type="float" office:value="0.94905301940015" calcext:value-type="float">
            <text:p>0.94905301940015</text:p>
          </table:table-cell>
          <table:table-cell table:style-name="ce136"/>
        </table:table-row>
        <table:table-row table:style-name="ro1">
          <table:table-cell office:value-type="string" calcext:value-type="string">
            <text:p>lgb_pred_diff</text:p>
          </table:table-cell>
          <table:table-cell table:style-name="ce11" office:value-type="float" office:value="0.973124300111982" calcext:value-type="float">
            <text:p>0.973124300111982</text:p>
          </table:table-cell>
          <table:table-cell table:style-name="ce25" office:value-type="float" office:value="0.964519361112748" calcext:value-type="float">
            <text:p>0.964519361112748</text:p>
          </table:table-cell>
          <table:table-cell table:style-name="ce39" office:value-type="float" office:value="0.957515508302194" calcext:value-type="float">
            <text:p>0.957515508302194</text:p>
          </table:table-cell>
          <table:table-cell table:style-name="ce53" office:value-type="float" office:value="0.952677029360967" calcext:value-type="float">
            <text:p>0.952677029360967</text:p>
          </table:table-cell>
          <table:table-cell table:style-name="ce67"/>
          <table:table-cell table:number-columns-repeated="2"/>
          <table:table-cell office:value-type="string" calcext:value-type="string">
            <text:p>lgb_pred_diff</text:p>
          </table:table-cell>
          <table:table-cell table:style-name="ce81" office:value-type="float" office:value="0.954735267009081" calcext:value-type="float">
            <text:p>0.954735267009081</text:p>
          </table:table-cell>
          <table:table-cell table:style-name="ce95" office:value-type="float" office:value="0.948010610079576" calcext:value-type="float">
            <text:p>0.948010610079576</text:p>
          </table:table-cell>
          <table:table-cell table:style-name="ce109" office:value-type="float" office:value="0.957131617830484" calcext:value-type="float">
            <text:p>0.957131617830484</text:p>
          </table:table-cell>
          <table:table-cell table:style-name="ce123" office:value-type="float" office:value="0.954867307581602" calcext:value-type="float">
            <text:p>0.954867307581602</text:p>
          </table:table-cell>
          <table:table-cell table:style-name="ce137"/>
        </table:table-row>
        <table:table-row table:style-name="ro1">
          <table:table-cell office:value-type="string" calcext:value-type="string">
            <text:p>knn_unit_diff</text:p>
          </table:table-cell>
          <table:table-cell table:style-name="ce12" office:value-type="float" office:value="0.984243924480855" calcext:value-type="float">
            <text:p>0.984243924480855</text:p>
          </table:table-cell>
          <table:table-cell table:style-name="ce26" office:value-type="float" office:value="0.982141804679672" calcext:value-type="float">
            <text:p>0.982141804679672</text:p>
          </table:table-cell>
          <table:table-cell table:style-name="ce40" office:value-type="float" office:value="0.952564900550922" calcext:value-type="float">
            <text:p>0.952564900550922</text:p>
          </table:table-cell>
          <table:table-cell table:style-name="ce54" office:value-type="float" office:value="0.947677430495597" calcext:value-type="float">
            <text:p>0.947677430495597</text:p>
          </table:table-cell>
          <table:table-cell table:style-name="ce68"/>
          <table:table-cell table:number-columns-repeated="2"/>
          <table:table-cell office:value-type="string" calcext:value-type="string">
            <text:p>knn_unit_diff</text:p>
          </table:table-cell>
          <table:table-cell table:style-name="ce82" office:value-type="float" office:value="0.944892638183864" calcext:value-type="float">
            <text:p>0.944892638183864</text:p>
          </table:table-cell>
          <table:table-cell table:style-name="ce96" office:value-type="float" office:value="0.938284703801945" calcext:value-type="float">
            <text:p>0.938284703801945</text:p>
          </table:table-cell>
          <table:table-cell table:style-name="ce110" office:value-type="float" office:value="0.978565808915242" calcext:value-type="float">
            <text:p>0.978565808915242</text:p>
          </table:table-cell>
          <table:table-cell table:style-name="ce124" office:value-type="float" office:value="0.97593690633815" calcext:value-type="float">
            <text:p>0.97593690633815</text:p>
          </table:table-cell>
          <table:table-cell table:style-name="ce138"/>
        </table:table-row>
        <table:table-row table:style-name="ro1">
          <table:table-cell office:value-type="string" calcext:value-type="string">
            <text:p>rbf_svm_unit_diff</text:p>
          </table:table-cell>
          <table:table-cell table:style-name="ce13" office:value-type="float" office:value="0.972063417221666" calcext:value-type="float">
            <text:p>0.972063417221666</text:p>
          </table:table-cell>
          <table:table-cell table:style-name="ce27" office:value-type="float" office:value="0.967407320091943" calcext:value-type="float">
            <text:p>0.967407320091943</text:p>
          </table:table-cell>
          <table:table-cell table:style-name="ce41" office:value-type="float" office:value="0.921076040909568" calcext:value-type="float">
            <text:p>0.921076040909568</text:p>
          </table:table-cell>
          <table:table-cell table:style-name="ce55" office:value-type="float" office:value="0.909169400794336" calcext:value-type="float">
            <text:p>0.909169400794336</text:p>
          </table:table-cell>
          <table:table-cell table:style-name="ce69"/>
          <table:table-cell table:number-columns-repeated="2"/>
          <table:table-cell office:value-type="string" calcext:value-type="string">
            <text:p>rbf_svm_unit_diff</text:p>
          </table:table-cell>
          <table:table-cell table:style-name="ce83" office:value-type="float" office:value="0.90770315663624" calcext:value-type="float">
            <text:p>0.90770315663624</text:p>
          </table:table-cell>
          <table:table-cell table:style-name="ce97" office:value-type="float" office:value="0.907161803713528" calcext:value-type="float">
            <text:p>0.907161803713528</text:p>
          </table:table-cell>
          <table:table-cell table:style-name="ce111" office:value-type="float" office:value="0.959299982729837" calcext:value-type="float">
            <text:p>0.959299982729837</text:p>
          </table:table-cell>
          <table:table-cell table:style-name="ce125" office:value-type="float" office:value="0.958666743422946" calcext:value-type="float">
            <text:p>0.958666743422946</text:p>
          </table:table-cell>
          <table:table-cell table:style-name="ce139"/>
        </table:table-row>
        <table:table-row table:style-name="ro1">
          <table:table-cell office:value-type="string" calcext:value-type="string">
            <text:p>knn_unit_diff_norm</text:p>
          </table:table-cell>
          <table:table-cell table:style-name="ce14" office:value-type="float" office:value="0.98652285809709" calcext:value-type="float">
            <text:p>0.98652285809709</text:p>
          </table:table-cell>
          <table:table-cell table:style-name="ce28" office:value-type="float" office:value="0.985678080980727" calcext:value-type="float">
            <text:p>0.985678080980727</text:p>
          </table:table-cell>
          <table:table-cell table:style-name="ce42" office:value-type="float" office:value="0.95930003548078" calcext:value-type="float">
            <text:p>0.95930003548078</text:p>
          </table:table-cell>
          <table:table-cell table:style-name="ce56" office:value-type="float" office:value="0.958031088082902" calcext:value-type="float">
            <text:p>0.958031088082902</text:p>
          </table:table-cell>
          <table:table-cell table:style-name="ce70" office:value-type="float" office:value="0.97696" calcext:value-type="float">
            <text:p>0.97696</text:p>
          </table:table-cell>
          <table:table-cell table:number-columns-repeated="2"/>
          <table:table-cell office:value-type="string" calcext:value-type="string">
            <text:p>knn_unit_diff_norm</text:p>
          </table:table-cell>
          <table:table-cell table:style-name="ce84" office:value-type="float" office:value="0.951611386034397" calcext:value-type="float">
            <text:p>0.951611386034397</text:p>
          </table:table-cell>
          <table:table-cell table:style-name="ce98" office:value-type="float" office:value="0.941998231653404" calcext:value-type="float">
            <text:p>0.941998231653404</text:p>
          </table:table-cell>
          <table:table-cell table:style-name="ce112" office:value-type="float" office:value="0.981060388002993" calcext:value-type="float">
            <text:p>0.981060388002993</text:p>
          </table:table-cell>
          <table:table-cell table:style-name="ce126" office:value-type="float" office:value="0.977433653790801" calcext:value-type="float">
            <text:p>0.977433653790801</text:p>
          </table:table-cell>
          <table:table-cell table:style-name="ce140"/>
        </table:table-row>
        <table:table-row table:style-name="ro1">
          <table:table-cell office:value-type="string" calcext:value-type="string">
            <text:p>svm_rbf_unit_diff_norm</text:p>
          </table:table-cell>
          <table:table-cell table:style-name="ce15" office:value-type="float" office:value="0.929745977485707" calcext:value-type="float">
            <text:p>0.929745977485707</text:p>
          </table:table-cell>
          <table:table-cell table:style-name="ce29" office:value-type="float" office:value="0.916543879295102" calcext:value-type="float">
            <text:p>0.916543879295102</text:p>
          </table:table-cell>
          <table:table-cell table:style-name="ce43" office:value-type="float" office:value="0.916543879295102" calcext:value-type="float">
            <text:p>0.916543879295102</text:p>
          </table:table-cell>
          <table:table-cell table:style-name="ce57" office:value-type="float" office:value="0.89740932642487" calcext:value-type="float">
            <text:p>0.89740932642487</text:p>
          </table:table-cell>
          <table:table-cell table:style-name="ce71"/>
          <table:table-cell table:number-columns-repeated="2"/>
          <table:table-cell office:value-type="string" calcext:value-type="string">
            <text:p>svm_rbf_unit_diff_norm</text:p>
          </table:table-cell>
          <table:table-cell table:style-name="ce85" office:value-type="float" office:value="0.924324707953933" calcext:value-type="float">
            <text:p>0.924324707953933</text:p>
          </table:table-cell>
          <table:table-cell table:style-name="ce99" office:value-type="float" office:value="0.913719943422914" calcext:value-type="float">
            <text:p>0.913719943422914</text:p>
          </table:table-cell>
          <table:table-cell table:style-name="ce113" office:value-type="float" office:value="0.912152437971332" calcext:value-type="float">
            <text:p>0.912152437971332</text:p>
          </table:table-cell>
          <table:table-cell table:style-name="ce127" office:value-type="float" office:value="0.895457947153301" calcext:value-type="float">
            <text:p>0.895457947153301</text:p>
          </table:table-cell>
          <table:table-cell table:style-name="ce141"/>
        </table:table-row>
        <calcext:conditional-formats>
          <calcext:conditional-format calcext:target-range-address="'stack_2 balanced'.B4:'stack_2 balanced'.B4">
            <calcext:condition calcext:apply-style-name="Untitled1" calcext:value="formula-is([.$B4]&gt;[.$J4])" calcext:base-cell-address="'stack_2 balanced'.B4"/>
          </calcext:conditional-format>
          <calcext:conditional-format calcext:target-range-address="'stack_2 balanced'.B5:'stack_2 balanced'.B5">
            <calcext:condition calcext:apply-style-name="Untitled1" calcext:value="formula-is([.$B5]&gt;[.$J5])" calcext:base-cell-address="'stack_2 balanced'.B5"/>
          </calcext:conditional-format>
          <calcext:conditional-format calcext:target-range-address="'stack_2 balanced'.B6:'stack_2 balanced'.B6">
            <calcext:condition calcext:apply-style-name="Untitled1" calcext:value="formula-is([.$B6]&gt;[.$J6])" calcext:base-cell-address="'stack_2 balanced'.B6"/>
          </calcext:conditional-format>
          <calcext:conditional-format calcext:target-range-address="'stack_2 balanced'.B7:'stack_2 balanced'.B7">
            <calcext:condition calcext:apply-style-name="Untitled1" calcext:value="formula-is([.$B7]&gt;[.$J7])" calcext:base-cell-address="'stack_2 balanced'.B7"/>
          </calcext:conditional-format>
          <calcext:conditional-format calcext:target-range-address="'stack_2 balanced'.B8:'stack_2 balanced'.B8">
            <calcext:condition calcext:apply-style-name="Untitled1" calcext:value="formula-is([.$B8]&gt;[.$J8])" calcext:base-cell-address="'stack_2 balanced'.B8"/>
          </calcext:conditional-format>
          <calcext:conditional-format calcext:target-range-address="'stack_2 balanced'.B9:'stack_2 balanced'.B9">
            <calcext:condition calcext:apply-style-name="Untitled1" calcext:value="formula-is([.$B9]&gt;[.$J9])" calcext:base-cell-address="'stack_2 balanced'.B9"/>
          </calcext:conditional-format>
          <calcext:conditional-format calcext:target-range-address="'stack_2 balanced'.B10:'stack_2 balanced'.B10">
            <calcext:condition calcext:apply-style-name="Untitled1" calcext:value="formula-is([.$B10]&gt;[.$J10])" calcext:base-cell-address="'stack_2 balanced'.B10"/>
          </calcext:conditional-format>
          <calcext:conditional-format calcext:target-range-address="'stack_2 balanced'.B11:'stack_2 balanced'.B11">
            <calcext:condition calcext:apply-style-name="Untitled1" calcext:value="formula-is([.$B11]&gt;[.$J11])" calcext:base-cell-address="'stack_2 balanced'.B11"/>
          </calcext:conditional-format>
          <calcext:conditional-format calcext:target-range-address="'stack_2 balanced'.B12:'stack_2 balanced'.B12">
            <calcext:condition calcext:apply-style-name="Untitled1" calcext:value="formula-is([.$B12]&gt;[.$J12])" calcext:base-cell-address="'stack_2 balanced'.B12"/>
          </calcext:conditional-format>
          <calcext:conditional-format calcext:target-range-address="'stack_2 balanced'.B13:'stack_2 balanced'.B13">
            <calcext:condition calcext:apply-style-name="Untitled1" calcext:value="formula-is([.$B13]&gt;[.$J13])" calcext:base-cell-address="'stack_2 balanced'.B13"/>
          </calcext:conditional-format>
          <calcext:conditional-format calcext:target-range-address="'stack_2 balanced'.B14:'stack_2 balanced'.B14">
            <calcext:condition calcext:apply-style-name="Untitled1" calcext:value="formula-is([.$B14]&gt;[.$J14])" calcext:base-cell-address="'stack_2 balanced'.B14"/>
          </calcext:conditional-format>
          <calcext:conditional-format calcext:target-range-address="'stack_2 balanced'.B15:'stack_2 balanced'.B15">
            <calcext:condition calcext:apply-style-name="Untitled1" calcext:value="formula-is([.$B15]&gt;[.$J15])" calcext:base-cell-address="'stack_2 balanced'.B15"/>
          </calcext:conditional-format>
          <calcext:conditional-format calcext:target-range-address="'stack_2 balanced'.B16:'stack_2 balanced'.B16">
            <calcext:condition calcext:apply-style-name="Untitled1" calcext:value="formula-is([.$B16]&gt;[.$J16])" calcext:base-cell-address="'stack_2 balanced'.B16"/>
          </calcext:conditional-format>
          <calcext:conditional-format calcext:target-range-address="'stack_2 balanced'.B17:'stack_2 balanced'.B17">
            <calcext:condition calcext:apply-style-name="Untitled1" calcext:value="formula-is([.$B17]&gt;[.$J17])" calcext:base-cell-address="'stack_2 balanced'.B17"/>
          </calcext:conditional-format>
          <calcext:conditional-format calcext:target-range-address="'stack_2 balanced'.C4:'stack_2 balanced'.C4">
            <calcext:condition calcext:apply-style-name="Untitled1" calcext:value="formula-is([.$C4]&gt;[.$K4])" calcext:base-cell-address="'stack_2 balanced'.C4"/>
          </calcext:conditional-format>
          <calcext:conditional-format calcext:target-range-address="'stack_2 balanced'.C5:'stack_2 balanced'.C5">
            <calcext:condition calcext:apply-style-name="Untitled1" calcext:value="formula-is([.$C5]&gt;[.$K5])" calcext:base-cell-address="'stack_2 balanced'.C5"/>
          </calcext:conditional-format>
          <calcext:conditional-format calcext:target-range-address="'stack_2 balanced'.C6:'stack_2 balanced'.C6">
            <calcext:condition calcext:apply-style-name="Untitled1" calcext:value="formula-is([.$C6]&gt;[.$K6])" calcext:base-cell-address="'stack_2 balanced'.C6"/>
          </calcext:conditional-format>
          <calcext:conditional-format calcext:target-range-address="'stack_2 balanced'.C7:'stack_2 balanced'.C7">
            <calcext:condition calcext:apply-style-name="Untitled1" calcext:value="formula-is([.$C7]&gt;[.$K7])" calcext:base-cell-address="'stack_2 balanced'.C7"/>
          </calcext:conditional-format>
          <calcext:conditional-format calcext:target-range-address="'stack_2 balanced'.C8:'stack_2 balanced'.C8">
            <calcext:condition calcext:apply-style-name="Untitled1" calcext:value="formula-is([.$C8]&gt;[.$K8])" calcext:base-cell-address="'stack_2 balanced'.C8"/>
          </calcext:conditional-format>
          <calcext:conditional-format calcext:target-range-address="'stack_2 balanced'.C9:'stack_2 balanced'.C9">
            <calcext:condition calcext:apply-style-name="Untitled1" calcext:value="formula-is([.$C9]&gt;[.$K9])" calcext:base-cell-address="'stack_2 balanced'.C9"/>
          </calcext:conditional-format>
          <calcext:conditional-format calcext:target-range-address="'stack_2 balanced'.C10:'stack_2 balanced'.C10">
            <calcext:condition calcext:apply-style-name="Untitled1" calcext:value="formula-is([.$C10]&gt;[.$K10])" calcext:base-cell-address="'stack_2 balanced'.C10"/>
          </calcext:conditional-format>
          <calcext:conditional-format calcext:target-range-address="'stack_2 balanced'.C11:'stack_2 balanced'.C11">
            <calcext:condition calcext:apply-style-name="Untitled1" calcext:value="formula-is([.$C11]&gt;[.$K11])" calcext:base-cell-address="'stack_2 balanced'.C11"/>
          </calcext:conditional-format>
          <calcext:conditional-format calcext:target-range-address="'stack_2 balanced'.C12:'stack_2 balanced'.C12">
            <calcext:condition calcext:apply-style-name="Untitled1" calcext:value="formula-is([.$C12]&gt;[.$K12])" calcext:base-cell-address="'stack_2 balanced'.C12"/>
          </calcext:conditional-format>
          <calcext:conditional-format calcext:target-range-address="'stack_2 balanced'.C13:'stack_2 balanced'.C13">
            <calcext:condition calcext:apply-style-name="Untitled1" calcext:value="formula-is([.$C13]&gt;[.$K13])" calcext:base-cell-address="'stack_2 balanced'.C13"/>
          </calcext:conditional-format>
          <calcext:conditional-format calcext:target-range-address="'stack_2 balanced'.C14:'stack_2 balanced'.C14">
            <calcext:condition calcext:apply-style-name="Untitled1" calcext:value="formula-is([.$C14]&gt;[.$K14])" calcext:base-cell-address="'stack_2 balanced'.C14"/>
          </calcext:conditional-format>
          <calcext:conditional-format calcext:target-range-address="'stack_2 balanced'.C15:'stack_2 balanced'.C15">
            <calcext:condition calcext:apply-style-name="Untitled1" calcext:value="formula-is([.$C15]&gt;[.$K15])" calcext:base-cell-address="'stack_2 balanced'.C15"/>
          </calcext:conditional-format>
          <calcext:conditional-format calcext:target-range-address="'stack_2 balanced'.C16:'stack_2 balanced'.C16">
            <calcext:condition calcext:apply-style-name="Untitled1" calcext:value="formula-is([.$C16]&gt;[.$K16])" calcext:base-cell-address="'stack_2 balanced'.C16"/>
          </calcext:conditional-format>
          <calcext:conditional-format calcext:target-range-address="'stack_2 balanced'.C17:'stack_2 balanced'.C17">
            <calcext:condition calcext:apply-style-name="Untitled1" calcext:value="formula-is([.$C17]&gt;[.$K17])" calcext:base-cell-address="'stack_2 balanced'.C17"/>
          </calcext:conditional-format>
          <calcext:conditional-format calcext:target-range-address="'stack_2 balanced'.D4:'stack_2 balanced'.D4">
            <calcext:condition calcext:apply-style-name="Untitled1" calcext:value="formula-is([.D4]&gt;[.L4])" calcext:base-cell-address="'stack_2 balanced'.D4"/>
          </calcext:conditional-format>
          <calcext:conditional-format calcext:target-range-address="'stack_2 balanced'.D5:'stack_2 balanced'.D5">
            <calcext:condition calcext:apply-style-name="Untitled1" calcext:value="formula-is([.D5]&gt;[.L5])" calcext:base-cell-address="'stack_2 balanced'.D5"/>
          </calcext:conditional-format>
          <calcext:conditional-format calcext:target-range-address="'stack_2 balanced'.D6:'stack_2 balanced'.D6">
            <calcext:condition calcext:apply-style-name="Untitled1" calcext:value="formula-is([.D6]&gt;[.L6])" calcext:base-cell-address="'stack_2 balanced'.D6"/>
          </calcext:conditional-format>
          <calcext:conditional-format calcext:target-range-address="'stack_2 balanced'.D7:'stack_2 balanced'.D7">
            <calcext:condition calcext:apply-style-name="Untitled1" calcext:value="formula-is([.D7]&gt;[.L7])" calcext:base-cell-address="'stack_2 balanced'.D7"/>
          </calcext:conditional-format>
          <calcext:conditional-format calcext:target-range-address="'stack_2 balanced'.D8:'stack_2 balanced'.D8">
            <calcext:condition calcext:apply-style-name="Untitled1" calcext:value="formula-is([.D8]&gt;[.L8])" calcext:base-cell-address="'stack_2 balanced'.D8"/>
          </calcext:conditional-format>
          <calcext:conditional-format calcext:target-range-address="'stack_2 balanced'.D9:'stack_2 balanced'.D9">
            <calcext:condition calcext:apply-style-name="Untitled1" calcext:value="formula-is([.D9]&gt;[.L9])" calcext:base-cell-address="'stack_2 balanced'.D9"/>
          </calcext:conditional-format>
          <calcext:conditional-format calcext:target-range-address="'stack_2 balanced'.D10:'stack_2 balanced'.D10">
            <calcext:condition calcext:apply-style-name="Untitled1" calcext:value="formula-is([.D10]&gt;[.L10])" calcext:base-cell-address="'stack_2 balanced'.D10"/>
          </calcext:conditional-format>
          <calcext:conditional-format calcext:target-range-address="'stack_2 balanced'.D11:'stack_2 balanced'.D11">
            <calcext:condition calcext:apply-style-name="Untitled1" calcext:value="formula-is([.D11]&gt;[.L11])" calcext:base-cell-address="'stack_2 balanced'.D11"/>
          </calcext:conditional-format>
          <calcext:conditional-format calcext:target-range-address="'stack_2 balanced'.D12:'stack_2 balanced'.D12">
            <calcext:condition calcext:apply-style-name="Untitled1" calcext:value="formula-is([.D12]&gt;[.L12])" calcext:base-cell-address="'stack_2 balanced'.D12"/>
          </calcext:conditional-format>
          <calcext:conditional-format calcext:target-range-address="'stack_2 balanced'.D13:'stack_2 balanced'.D13">
            <calcext:condition calcext:apply-style-name="Untitled1" calcext:value="formula-is([.D13]&gt;[.L13])" calcext:base-cell-address="'stack_2 balanced'.D13"/>
          </calcext:conditional-format>
          <calcext:conditional-format calcext:target-range-address="'stack_2 balanced'.D14:'stack_2 balanced'.D14">
            <calcext:condition calcext:apply-style-name="Untitled1" calcext:value="formula-is([.D14]&gt;[.L14])" calcext:base-cell-address="'stack_2 balanced'.D14"/>
          </calcext:conditional-format>
          <calcext:conditional-format calcext:target-range-address="'stack_2 balanced'.D15:'stack_2 balanced'.D15">
            <calcext:condition calcext:apply-style-name="Untitled1" calcext:value="formula-is([.D15]&gt;[.L15])" calcext:base-cell-address="'stack_2 balanced'.D15"/>
          </calcext:conditional-format>
          <calcext:conditional-format calcext:target-range-address="'stack_2 balanced'.D16:'stack_2 balanced'.D16">
            <calcext:condition calcext:apply-style-name="Untitled1" calcext:value="formula-is([.D16]&gt;[.L16])" calcext:base-cell-address="'stack_2 balanced'.D16"/>
          </calcext:conditional-format>
          <calcext:conditional-format calcext:target-range-address="'stack_2 balanced'.D17:'stack_2 balanced'.D17">
            <calcext:condition calcext:apply-style-name="Untitled1" calcext:value="formula-is([.D17]&gt;[.L17])" calcext:base-cell-address="'stack_2 balanced'.D17"/>
          </calcext:conditional-format>
          <calcext:conditional-format calcext:target-range-address="'stack_2 balanced'.E4:'stack_2 balanced'.E4">
            <calcext:condition calcext:apply-style-name="Untitled1" calcext:value="formula-is([.E4]&gt;[.M4])" calcext:base-cell-address="'stack_2 balanced'.E4"/>
          </calcext:conditional-format>
          <calcext:conditional-format calcext:target-range-address="'stack_2 balanced'.E5:'stack_2 balanced'.E5">
            <calcext:condition calcext:apply-style-name="Untitled1" calcext:value="formula-is([.E5]&gt;[.M5])" calcext:base-cell-address="'stack_2 balanced'.E5"/>
          </calcext:conditional-format>
          <calcext:conditional-format calcext:target-range-address="'stack_2 balanced'.E6:'stack_2 balanced'.E6">
            <calcext:condition calcext:apply-style-name="Untitled1" calcext:value="formula-is([.E6]&gt;[.M6])" calcext:base-cell-address="'stack_2 balanced'.E6"/>
          </calcext:conditional-format>
          <calcext:conditional-format calcext:target-range-address="'stack_2 balanced'.E7:'stack_2 balanced'.E7">
            <calcext:condition calcext:apply-style-name="Untitled1" calcext:value="formula-is([.E7]&gt;[.M7])" calcext:base-cell-address="'stack_2 balanced'.E7"/>
          </calcext:conditional-format>
          <calcext:conditional-format calcext:target-range-address="'stack_2 balanced'.E8:'stack_2 balanced'.E8">
            <calcext:condition calcext:apply-style-name="Untitled1" calcext:value="formula-is([.E8]&gt;[.M8])" calcext:base-cell-address="'stack_2 balanced'.E8"/>
          </calcext:conditional-format>
          <calcext:conditional-format calcext:target-range-address="'stack_2 balanced'.E9:'stack_2 balanced'.E9">
            <calcext:condition calcext:apply-style-name="Untitled1" calcext:value="formula-is([.E9]&gt;[.M9])" calcext:base-cell-address="'stack_2 balanced'.E9"/>
          </calcext:conditional-format>
          <calcext:conditional-format calcext:target-range-address="'stack_2 balanced'.E10:'stack_2 balanced'.E10">
            <calcext:condition calcext:apply-style-name="Untitled1" calcext:value="formula-is([.E10]&gt;[.M10])" calcext:base-cell-address="'stack_2 balanced'.E10"/>
          </calcext:conditional-format>
          <calcext:conditional-format calcext:target-range-address="'stack_2 balanced'.E11:'stack_2 balanced'.E11">
            <calcext:condition calcext:apply-style-name="Untitled1" calcext:value="formula-is([.E11]&gt;[.M11])" calcext:base-cell-address="'stack_2 balanced'.E11"/>
          </calcext:conditional-format>
          <calcext:conditional-format calcext:target-range-address="'stack_2 balanced'.E12:'stack_2 balanced'.E12">
            <calcext:condition calcext:apply-style-name="Untitled1" calcext:value="formula-is([.E12]&gt;[.M12])" calcext:base-cell-address="'stack_2 balanced'.E12"/>
          </calcext:conditional-format>
          <calcext:conditional-format calcext:target-range-address="'stack_2 balanced'.E13:'stack_2 balanced'.E13">
            <calcext:condition calcext:apply-style-name="Untitled1" calcext:value="formula-is([.E13]&gt;[.M13])" calcext:base-cell-address="'stack_2 balanced'.E13"/>
          </calcext:conditional-format>
          <calcext:conditional-format calcext:target-range-address="'stack_2 balanced'.E14:'stack_2 balanced'.E14">
            <calcext:condition calcext:apply-style-name="Untitled1" calcext:value="formula-is([.E14]&gt;[.M14])" calcext:base-cell-address="'stack_2 balanced'.E14"/>
          </calcext:conditional-format>
          <calcext:conditional-format calcext:target-range-address="'stack_2 balanced'.E15:'stack_2 balanced'.E15">
            <calcext:condition calcext:apply-style-name="Untitled1" calcext:value="formula-is([.E15]&gt;[.M15])" calcext:base-cell-address="'stack_2 balanced'.E15"/>
          </calcext:conditional-format>
          <calcext:conditional-format calcext:target-range-address="'stack_2 balanced'.E16:'stack_2 balanced'.E16">
            <calcext:condition calcext:apply-style-name="Untitled1" calcext:value="formula-is([.E16]&gt;[.M16])" calcext:base-cell-address="'stack_2 balanced'.E16"/>
          </calcext:conditional-format>
          <calcext:conditional-format calcext:target-range-address="'stack_2 balanced'.E17:'stack_2 balanced'.E17">
            <calcext:condition calcext:apply-style-name="Untitled1" calcext:value="formula-is([.E17]&gt;[.M17])" calcext:base-cell-address="'stack_2 balanced'.E17"/>
          </calcext:conditional-format>
          <calcext:conditional-format calcext:target-range-address="'stack_2 balanced'.F4:'stack_2 balanced'.F4">
            <calcext:condition calcext:apply-style-name="Untitled1" calcext:value="formula-is([.F4]&gt;[.N4])" calcext:base-cell-address="'stack_2 balanced'.F4"/>
          </calcext:conditional-format>
          <calcext:conditional-format calcext:target-range-address="'stack_2 balanced'.F5:'stack_2 balanced'.F5">
            <calcext:condition calcext:apply-style-name="Untitled1" calcext:value="formula-is([.F5]&gt;[.N5])" calcext:base-cell-address="'stack_2 balanced'.F5"/>
          </calcext:conditional-format>
          <calcext:conditional-format calcext:target-range-address="'stack_2 balanced'.F6:'stack_2 balanced'.F6">
            <calcext:condition calcext:apply-style-name="Untitled1" calcext:value="formula-is([.F6]&gt;[.N6])" calcext:base-cell-address="'stack_2 balanced'.F6"/>
          </calcext:conditional-format>
          <calcext:conditional-format calcext:target-range-address="'stack_2 balanced'.F7:'stack_2 balanced'.F7">
            <calcext:condition calcext:apply-style-name="Untitled1" calcext:value="formula-is([.F7]&gt;[.N7])" calcext:base-cell-address="'stack_2 balanced'.F7"/>
          </calcext:conditional-format>
          <calcext:conditional-format calcext:target-range-address="'stack_2 balanced'.F8:'stack_2 balanced'.F8">
            <calcext:condition calcext:apply-style-name="Untitled1" calcext:value="formula-is([.F8]&gt;[.N8])" calcext:base-cell-address="'stack_2 balanced'.F8"/>
          </calcext:conditional-format>
          <calcext:conditional-format calcext:target-range-address="'stack_2 balanced'.F9:'stack_2 balanced'.F9">
            <calcext:condition calcext:apply-style-name="Untitled1" calcext:value="formula-is([.F9]&gt;[.N9])" calcext:base-cell-address="'stack_2 balanced'.F9"/>
          </calcext:conditional-format>
          <calcext:conditional-format calcext:target-range-address="'stack_2 balanced'.F10:'stack_2 balanced'.F10">
            <calcext:condition calcext:apply-style-name="Untitled1" calcext:value="formula-is([.F10]&gt;[.N10])" calcext:base-cell-address="'stack_2 balanced'.F10"/>
          </calcext:conditional-format>
          <calcext:conditional-format calcext:target-range-address="'stack_2 balanced'.F11:'stack_2 balanced'.F11">
            <calcext:condition calcext:apply-style-name="Untitled1" calcext:value="formula-is([.F11]&gt;[.N11])" calcext:base-cell-address="'stack_2 balanced'.F11"/>
          </calcext:conditional-format>
          <calcext:conditional-format calcext:target-range-address="'stack_2 balanced'.F12:'stack_2 balanced'.F12">
            <calcext:condition calcext:apply-style-name="Untitled1" calcext:value="formula-is([.F12]&gt;[.N12])" calcext:base-cell-address="'stack_2 balanced'.F12"/>
          </calcext:conditional-format>
          <calcext:conditional-format calcext:target-range-address="'stack_2 balanced'.F13:'stack_2 balanced'.F13">
            <calcext:condition calcext:apply-style-name="Untitled1" calcext:value="formula-is([.F13]&gt;[.N13])" calcext:base-cell-address="'stack_2 balanced'.F13"/>
          </calcext:conditional-format>
          <calcext:conditional-format calcext:target-range-address="'stack_2 balanced'.F14:'stack_2 balanced'.F14">
            <calcext:condition calcext:apply-style-name="Untitled1" calcext:value="formula-is([.F14]&gt;[.N14])" calcext:base-cell-address="'stack_2 balanced'.F14"/>
          </calcext:conditional-format>
          <calcext:conditional-format calcext:target-range-address="'stack_2 balanced'.F15:'stack_2 balanced'.F15">
            <calcext:condition calcext:apply-style-name="Untitled1" calcext:value="formula-is([.F15]&gt;[.N15])" calcext:base-cell-address="'stack_2 balanced'.F15"/>
          </calcext:conditional-format>
          <calcext:conditional-format calcext:target-range-address="'stack_2 balanced'.F16:'stack_2 balanced'.F16">
            <calcext:condition calcext:apply-style-name="Untitled1" calcext:value="formula-is([.F16]&gt;[.N16])" calcext:base-cell-address="'stack_2 balanced'.F16"/>
          </calcext:conditional-format>
          <calcext:conditional-format calcext:target-range-address="'stack_2 balanced'.F17:'stack_2 balanced'.F17">
            <calcext:condition calcext:apply-style-name="Untitled1" calcext:value="formula-is([.F17]&gt;[.N17])" calcext:base-cell-address="'stack_2 balanced'.F17"/>
          </calcext:conditional-format>
          <calcext:conditional-format calcext:target-range-address="'stack_2 balanced'.J4:'stack_2 balanced'.J4">
            <calcext:condition calcext:apply-style-name="Untitled1" calcext:value="formula-is([.J4]&gt;[.B4])" calcext:base-cell-address="'stack_2 balanced'.J4"/>
          </calcext:conditional-format>
          <calcext:conditional-format calcext:target-range-address="'stack_2 balanced'.J5:'stack_2 balanced'.J5">
            <calcext:condition calcext:apply-style-name="Untitled1" calcext:value="formula-is([.J5]&gt;[.B5])" calcext:base-cell-address="'stack_2 balanced'.J5"/>
          </calcext:conditional-format>
          <calcext:conditional-format calcext:target-range-address="'stack_2 balanced'.J6:'stack_2 balanced'.J6">
            <calcext:condition calcext:apply-style-name="Untitled1" calcext:value="formula-is([.J6]&gt;[.B6])" calcext:base-cell-address="'stack_2 balanced'.J6"/>
          </calcext:conditional-format>
          <calcext:conditional-format calcext:target-range-address="'stack_2 balanced'.J7:'stack_2 balanced'.J7">
            <calcext:condition calcext:apply-style-name="Untitled1" calcext:value="formula-is([.J7]&gt;[.B7])" calcext:base-cell-address="'stack_2 balanced'.J7"/>
          </calcext:conditional-format>
          <calcext:conditional-format calcext:target-range-address="'stack_2 balanced'.J8:'stack_2 balanced'.J8">
            <calcext:condition calcext:apply-style-name="Untitled1" calcext:value="formula-is([.J8]&gt;[.B8])" calcext:base-cell-address="'stack_2 balanced'.J8"/>
          </calcext:conditional-format>
          <calcext:conditional-format calcext:target-range-address="'stack_2 balanced'.J9:'stack_2 balanced'.J9">
            <calcext:condition calcext:apply-style-name="Untitled1" calcext:value="formula-is([.J9]&gt;[.B9])" calcext:base-cell-address="'stack_2 balanced'.J9"/>
          </calcext:conditional-format>
          <calcext:conditional-format calcext:target-range-address="'stack_2 balanced'.J10:'stack_2 balanced'.J10">
            <calcext:condition calcext:apply-style-name="Untitled1" calcext:value="formula-is([.J10]&gt;[.B10])" calcext:base-cell-address="'stack_2 balanced'.J10"/>
          </calcext:conditional-format>
          <calcext:conditional-format calcext:target-range-address="'stack_2 balanced'.J11:'stack_2 balanced'.J11">
            <calcext:condition calcext:apply-style-name="Untitled1" calcext:value="formula-is([.J11]&gt;[.B11])" calcext:base-cell-address="'stack_2 balanced'.J11"/>
          </calcext:conditional-format>
          <calcext:conditional-format calcext:target-range-address="'stack_2 balanced'.J12:'stack_2 balanced'.J12">
            <calcext:condition calcext:apply-style-name="Untitled1" calcext:value="formula-is([.J12]&gt;[.B12])" calcext:base-cell-address="'stack_2 balanced'.J12"/>
          </calcext:conditional-format>
          <calcext:conditional-format calcext:target-range-address="'stack_2 balanced'.J13:'stack_2 balanced'.J13">
            <calcext:condition calcext:apply-style-name="Untitled1" calcext:value="formula-is([.J13]&gt;[.B13])" calcext:base-cell-address="'stack_2 balanced'.J13"/>
          </calcext:conditional-format>
          <calcext:conditional-format calcext:target-range-address="'stack_2 balanced'.J14:'stack_2 balanced'.J14">
            <calcext:condition calcext:apply-style-name="Untitled1" calcext:value="formula-is([.J14]&gt;[.B14])" calcext:base-cell-address="'stack_2 balanced'.J14"/>
          </calcext:conditional-format>
          <calcext:conditional-format calcext:target-range-address="'stack_2 balanced'.J15:'stack_2 balanced'.J15">
            <calcext:condition calcext:apply-style-name="Untitled1" calcext:value="formula-is([.J15]&gt;[.B15])" calcext:base-cell-address="'stack_2 balanced'.J15"/>
          </calcext:conditional-format>
          <calcext:conditional-format calcext:target-range-address="'stack_2 balanced'.J16:'stack_2 balanced'.J16">
            <calcext:condition calcext:apply-style-name="Untitled1" calcext:value="formula-is([.J16]&gt;[.B16])" calcext:base-cell-address="'stack_2 balanced'.J16"/>
          </calcext:conditional-format>
          <calcext:conditional-format calcext:target-range-address="'stack_2 balanced'.J17:'stack_2 balanced'.J17">
            <calcext:condition calcext:apply-style-name="Untitled1" calcext:value="formula-is([.J17]&gt;[.B17])" calcext:base-cell-address="'stack_2 balanced'.J17"/>
          </calcext:conditional-format>
          <calcext:conditional-format calcext:target-range-address="'stack_2 balanced'.K4:'stack_2 balanced'.K4">
            <calcext:condition calcext:apply-style-name="Untitled1" calcext:value="formula-is([.K4]&gt;[.C4])" calcext:base-cell-address="'stack_2 balanced'.K4"/>
          </calcext:conditional-format>
          <calcext:conditional-format calcext:target-range-address="'stack_2 balanced'.K5:'stack_2 balanced'.K5">
            <calcext:condition calcext:apply-style-name="Untitled1" calcext:value="formula-is([.K5]&gt;[.C5])" calcext:base-cell-address="'stack_2 balanced'.K5"/>
          </calcext:conditional-format>
          <calcext:conditional-format calcext:target-range-address="'stack_2 balanced'.K6:'stack_2 balanced'.K6">
            <calcext:condition calcext:apply-style-name="Untitled1" calcext:value="formula-is([.K6]&gt;[.C6])" calcext:base-cell-address="'stack_2 balanced'.K6"/>
          </calcext:conditional-format>
          <calcext:conditional-format calcext:target-range-address="'stack_2 balanced'.K7:'stack_2 balanced'.K7">
            <calcext:condition calcext:apply-style-name="Untitled1" calcext:value="formula-is([.K7]&gt;[.C7])" calcext:base-cell-address="'stack_2 balanced'.K7"/>
          </calcext:conditional-format>
          <calcext:conditional-format calcext:target-range-address="'stack_2 balanced'.K8:'stack_2 balanced'.K8">
            <calcext:condition calcext:apply-style-name="Untitled1" calcext:value="formula-is([.K8]&gt;[.C8])" calcext:base-cell-address="'stack_2 balanced'.K8"/>
          </calcext:conditional-format>
          <calcext:conditional-format calcext:target-range-address="'stack_2 balanced'.K9:'stack_2 balanced'.K9">
            <calcext:condition calcext:apply-style-name="Untitled1" calcext:value="formula-is([.K9]&gt;[.C9])" calcext:base-cell-address="'stack_2 balanced'.K9"/>
          </calcext:conditional-format>
          <calcext:conditional-format calcext:target-range-address="'stack_2 balanced'.K10:'stack_2 balanced'.K10">
            <calcext:condition calcext:apply-style-name="Untitled1" calcext:value="formula-is([.K10]&gt;[.C10])" calcext:base-cell-address="'stack_2 balanced'.K10"/>
          </calcext:conditional-format>
          <calcext:conditional-format calcext:target-range-address="'stack_2 balanced'.K11:'stack_2 balanced'.K11">
            <calcext:condition calcext:apply-style-name="Untitled1" calcext:value="formula-is([.K11]&gt;[.C11])" calcext:base-cell-address="'stack_2 balanced'.K11"/>
          </calcext:conditional-format>
          <calcext:conditional-format calcext:target-range-address="'stack_2 balanced'.K12:'stack_2 balanced'.K12">
            <calcext:condition calcext:apply-style-name="Untitled1" calcext:value="formula-is([.K12]&gt;[.C12])" calcext:base-cell-address="'stack_2 balanced'.K12"/>
          </calcext:conditional-format>
          <calcext:conditional-format calcext:target-range-address="'stack_2 balanced'.K13:'stack_2 balanced'.K13">
            <calcext:condition calcext:apply-style-name="Untitled1" calcext:value="formula-is([.K13]&gt;[.C13])" calcext:base-cell-address="'stack_2 balanced'.K13"/>
          </calcext:conditional-format>
          <calcext:conditional-format calcext:target-range-address="'stack_2 balanced'.K14:'stack_2 balanced'.K14">
            <calcext:condition calcext:apply-style-name="Untitled1" calcext:value="formula-is([.K14]&gt;[.C14])" calcext:base-cell-address="'stack_2 balanced'.K14"/>
          </calcext:conditional-format>
          <calcext:conditional-format calcext:target-range-address="'stack_2 balanced'.K15:'stack_2 balanced'.K15">
            <calcext:condition calcext:apply-style-name="Untitled1" calcext:value="formula-is([.K15]&gt;[.C15])" calcext:base-cell-address="'stack_2 balanced'.K15"/>
          </calcext:conditional-format>
          <calcext:conditional-format calcext:target-range-address="'stack_2 balanced'.K16:'stack_2 balanced'.K16">
            <calcext:condition calcext:apply-style-name="Untitled1" calcext:value="formula-is([.K16]&gt;[.C16])" calcext:base-cell-address="'stack_2 balanced'.K16"/>
          </calcext:conditional-format>
          <calcext:conditional-format calcext:target-range-address="'stack_2 balanced'.K17:'stack_2 balanced'.K17">
            <calcext:condition calcext:apply-style-name="Untitled1" calcext:value="formula-is([.K17]&gt;[.C17])" calcext:base-cell-address="'stack_2 balanced'.K17"/>
          </calcext:conditional-format>
          <calcext:conditional-format calcext:target-range-address="'stack_2 balanced'.L4:'stack_2 balanced'.L4">
            <calcext:condition calcext:apply-style-name="Untitled1" calcext:value="formula-is([.L4]&gt;[.D4])" calcext:base-cell-address="'stack_2 balanced'.L4"/>
          </calcext:conditional-format>
          <calcext:conditional-format calcext:target-range-address="'stack_2 balanced'.L5:'stack_2 balanced'.L5">
            <calcext:condition calcext:apply-style-name="Untitled1" calcext:value="formula-is([.L5]&gt;[.D5])" calcext:base-cell-address="'stack_2 balanced'.L5"/>
          </calcext:conditional-format>
          <calcext:conditional-format calcext:target-range-address="'stack_2 balanced'.L6:'stack_2 balanced'.L6">
            <calcext:condition calcext:apply-style-name="Untitled1" calcext:value="formula-is([.L6]&gt;[.D6])" calcext:base-cell-address="'stack_2 balanced'.L6"/>
          </calcext:conditional-format>
          <calcext:conditional-format calcext:target-range-address="'stack_2 balanced'.L7:'stack_2 balanced'.L7">
            <calcext:condition calcext:apply-style-name="Untitled1" calcext:value="formula-is([.L7]&gt;[.D7])" calcext:base-cell-address="'stack_2 balanced'.L7"/>
          </calcext:conditional-format>
          <calcext:conditional-format calcext:target-range-address="'stack_2 balanced'.L8:'stack_2 balanced'.L8">
            <calcext:condition calcext:apply-style-name="Untitled1" calcext:value="formula-is([.L8]&gt;[.D8])" calcext:base-cell-address="'stack_2 balanced'.L8"/>
          </calcext:conditional-format>
          <calcext:conditional-format calcext:target-range-address="'stack_2 balanced'.L9:'stack_2 balanced'.L9">
            <calcext:condition calcext:apply-style-name="Untitled1" calcext:value="formula-is([.L9]&gt;[.D9])" calcext:base-cell-address="'stack_2 balanced'.L9"/>
          </calcext:conditional-format>
          <calcext:conditional-format calcext:target-range-address="'stack_2 balanced'.L10:'stack_2 balanced'.L10">
            <calcext:condition calcext:apply-style-name="Untitled1" calcext:value="formula-is([.L10]&gt;[.D10])" calcext:base-cell-address="'stack_2 balanced'.L10"/>
          </calcext:conditional-format>
          <calcext:conditional-format calcext:target-range-address="'stack_2 balanced'.L11:'stack_2 balanced'.L11">
            <calcext:condition calcext:apply-style-name="Untitled1" calcext:value="formula-is([.L11]&gt;[.D11])" calcext:base-cell-address="'stack_2 balanced'.L11"/>
          </calcext:conditional-format>
          <calcext:conditional-format calcext:target-range-address="'stack_2 balanced'.L12:'stack_2 balanced'.L12">
            <calcext:condition calcext:apply-style-name="Untitled1" calcext:value="formula-is([.L12]&gt;[.D12])" calcext:base-cell-address="'stack_2 balanced'.L12"/>
          </calcext:conditional-format>
          <calcext:conditional-format calcext:target-range-address="'stack_2 balanced'.L13:'stack_2 balanced'.L13">
            <calcext:condition calcext:apply-style-name="Untitled1" calcext:value="formula-is([.L13]&gt;[.D13])" calcext:base-cell-address="'stack_2 balanced'.L13"/>
          </calcext:conditional-format>
          <calcext:conditional-format calcext:target-range-address="'stack_2 balanced'.L14:'stack_2 balanced'.L14">
            <calcext:condition calcext:apply-style-name="Untitled1" calcext:value="formula-is([.L14]&gt;[.D14])" calcext:base-cell-address="'stack_2 balanced'.L14"/>
          </calcext:conditional-format>
          <calcext:conditional-format calcext:target-range-address="'stack_2 balanced'.L15:'stack_2 balanced'.L15">
            <calcext:condition calcext:apply-style-name="Untitled1" calcext:value="formula-is([.L15]&gt;[.D15])" calcext:base-cell-address="'stack_2 balanced'.L15"/>
          </calcext:conditional-format>
          <calcext:conditional-format calcext:target-range-address="'stack_2 balanced'.L16:'stack_2 balanced'.L16">
            <calcext:condition calcext:apply-style-name="Untitled1" calcext:value="formula-is([.L16]&gt;[.D16])" calcext:base-cell-address="'stack_2 balanced'.L16"/>
          </calcext:conditional-format>
          <calcext:conditional-format calcext:target-range-address="'stack_2 balanced'.L17:'stack_2 balanced'.L17">
            <calcext:condition calcext:apply-style-name="Untitled1" calcext:value="formula-is([.L17]&gt;[.D17])" calcext:base-cell-address="'stack_2 balanced'.L17"/>
          </calcext:conditional-format>
          <calcext:conditional-format calcext:target-range-address="'stack_2 balanced'.M4:'stack_2 balanced'.M4">
            <calcext:condition calcext:apply-style-name="Untitled1" calcext:value="formula-is([.M4]&gt;[.E4])" calcext:base-cell-address="'stack_2 balanced'.M4"/>
          </calcext:conditional-format>
          <calcext:conditional-format calcext:target-range-address="'stack_2 balanced'.M5:'stack_2 balanced'.M5">
            <calcext:condition calcext:apply-style-name="Untitled1" calcext:value="formula-is([.M5]&gt;[.E5])" calcext:base-cell-address="'stack_2 balanced'.M5"/>
          </calcext:conditional-format>
          <calcext:conditional-format calcext:target-range-address="'stack_2 balanced'.M6:'stack_2 balanced'.M6">
            <calcext:condition calcext:apply-style-name="Untitled1" calcext:value="formula-is([.M6]&gt;[.E6])" calcext:base-cell-address="'stack_2 balanced'.M6"/>
          </calcext:conditional-format>
          <calcext:conditional-format calcext:target-range-address="'stack_2 balanced'.M7:'stack_2 balanced'.M7">
            <calcext:condition calcext:apply-style-name="Untitled1" calcext:value="formula-is([.M7]&gt;[.E7])" calcext:base-cell-address="'stack_2 balanced'.M7"/>
          </calcext:conditional-format>
          <calcext:conditional-format calcext:target-range-address="'stack_2 balanced'.M8:'stack_2 balanced'.M8">
            <calcext:condition calcext:apply-style-name="Untitled1" calcext:value="formula-is([.M8]&gt;[.E8])" calcext:base-cell-address="'stack_2 balanced'.M8"/>
          </calcext:conditional-format>
          <calcext:conditional-format calcext:target-range-address="'stack_2 balanced'.M9:'stack_2 balanced'.M9">
            <calcext:condition calcext:apply-style-name="Untitled1" calcext:value="formula-is([.M9]&gt;[.E9])" calcext:base-cell-address="'stack_2 balanced'.M9"/>
          </calcext:conditional-format>
          <calcext:conditional-format calcext:target-range-address="'stack_2 balanced'.M10:'stack_2 balanced'.M10">
            <calcext:condition calcext:apply-style-name="Untitled1" calcext:value="formula-is([.M10]&gt;[.E10])" calcext:base-cell-address="'stack_2 balanced'.M10"/>
          </calcext:conditional-format>
          <calcext:conditional-format calcext:target-range-address="'stack_2 balanced'.M11:'stack_2 balanced'.M11">
            <calcext:condition calcext:apply-style-name="Untitled1" calcext:value="formula-is([.M11]&gt;[.E11])" calcext:base-cell-address="'stack_2 balanced'.M11"/>
          </calcext:conditional-format>
          <calcext:conditional-format calcext:target-range-address="'stack_2 balanced'.M12:'stack_2 balanced'.M12">
            <calcext:condition calcext:apply-style-name="Untitled1" calcext:value="formula-is([.M12]&gt;[.E12])" calcext:base-cell-address="'stack_2 balanced'.M12"/>
          </calcext:conditional-format>
          <calcext:conditional-format calcext:target-range-address="'stack_2 balanced'.M13:'stack_2 balanced'.M13">
            <calcext:condition calcext:apply-style-name="Untitled1" calcext:value="formula-is([.M13]&gt;[.E13])" calcext:base-cell-address="'stack_2 balanced'.M13"/>
          </calcext:conditional-format>
          <calcext:conditional-format calcext:target-range-address="'stack_2 balanced'.M14:'stack_2 balanced'.M14">
            <calcext:condition calcext:apply-style-name="Untitled1" calcext:value="formula-is([.M14]&gt;[.E14])" calcext:base-cell-address="'stack_2 balanced'.M14"/>
          </calcext:conditional-format>
          <calcext:conditional-format calcext:target-range-address="'stack_2 balanced'.M15:'stack_2 balanced'.M15">
            <calcext:condition calcext:apply-style-name="Untitled1" calcext:value="formula-is([.M15]&gt;[.E15])" calcext:base-cell-address="'stack_2 balanced'.M15"/>
          </calcext:conditional-format>
          <calcext:conditional-format calcext:target-range-address="'stack_2 balanced'.M16:'stack_2 balanced'.M16">
            <calcext:condition calcext:apply-style-name="Untitled1" calcext:value="formula-is([.M16]&gt;[.E16])" calcext:base-cell-address="'stack_2 balanced'.M16"/>
          </calcext:conditional-format>
          <calcext:conditional-format calcext:target-range-address="'stack_2 balanced'.M17:'stack_2 balanced'.M17">
            <calcext:condition calcext:apply-style-name="Untitled1" calcext:value="formula-is([.M17]&gt;[.E17])" calcext:base-cell-address="'stack_2 balanced'.M17"/>
          </calcext:conditional-format>
          <calcext:conditional-format calcext:target-range-address="'stack_2 balanced'.N4:'stack_2 balanced'.N4">
            <calcext:condition calcext:apply-style-name="Untitled1" calcext:value="formula-is([.N4]&gt;[.F4])" calcext:base-cell-address="'stack_2 balanced'.N4"/>
          </calcext:conditional-format>
          <calcext:conditional-format calcext:target-range-address="'stack_2 balanced'.N5:'stack_2 balanced'.N5">
            <calcext:condition calcext:apply-style-name="Untitled1" calcext:value="formula-is([.N5]&gt;[.F5])" calcext:base-cell-address="'stack_2 balanced'.N5"/>
          </calcext:conditional-format>
          <calcext:conditional-format calcext:target-range-address="'stack_2 balanced'.N6:'stack_2 balanced'.N6">
            <calcext:condition calcext:apply-style-name="Untitled1" calcext:value="formula-is([.N6]&gt;[.F6])" calcext:base-cell-address="'stack_2 balanced'.N6"/>
          </calcext:conditional-format>
          <calcext:conditional-format calcext:target-range-address="'stack_2 balanced'.N7:'stack_2 balanced'.N7">
            <calcext:condition calcext:apply-style-name="Untitled1" calcext:value="formula-is([.N7]&gt;[.F7])" calcext:base-cell-address="'stack_2 balanced'.N7"/>
          </calcext:conditional-format>
          <calcext:conditional-format calcext:target-range-address="'stack_2 balanced'.N8:'stack_2 balanced'.N8">
            <calcext:condition calcext:apply-style-name="Untitled1" calcext:value="formula-is([.N8]&gt;[.F8])" calcext:base-cell-address="'stack_2 balanced'.N8"/>
          </calcext:conditional-format>
          <calcext:conditional-format calcext:target-range-address="'stack_2 balanced'.N9:'stack_2 balanced'.N9">
            <calcext:condition calcext:apply-style-name="Untitled1" calcext:value="formula-is([.N9]&gt;[.F9])" calcext:base-cell-address="'stack_2 balanced'.N9"/>
          </calcext:conditional-format>
          <calcext:conditional-format calcext:target-range-address="'stack_2 balanced'.N10:'stack_2 balanced'.N10">
            <calcext:condition calcext:apply-style-name="Untitled1" calcext:value="formula-is([.N10]&gt;[.F10])" calcext:base-cell-address="'stack_2 balanced'.N10"/>
          </calcext:conditional-format>
          <calcext:conditional-format calcext:target-range-address="'stack_2 balanced'.N11:'stack_2 balanced'.N11">
            <calcext:condition calcext:apply-style-name="Untitled1" calcext:value="formula-is([.N11]&gt;[.F11])" calcext:base-cell-address="'stack_2 balanced'.N11"/>
          </calcext:conditional-format>
          <calcext:conditional-format calcext:target-range-address="'stack_2 balanced'.N12:'stack_2 balanced'.N12">
            <calcext:condition calcext:apply-style-name="Untitled1" calcext:value="formula-is([.N12]&gt;[.F12])" calcext:base-cell-address="'stack_2 balanced'.N12"/>
          </calcext:conditional-format>
          <calcext:conditional-format calcext:target-range-address="'stack_2 balanced'.N13:'stack_2 balanced'.N13">
            <calcext:condition calcext:apply-style-name="Untitled1" calcext:value="formula-is([.N13]&gt;[.F13])" calcext:base-cell-address="'stack_2 balanced'.N13"/>
          </calcext:conditional-format>
          <calcext:conditional-format calcext:target-range-address="'stack_2 balanced'.N14:'stack_2 balanced'.N14">
            <calcext:condition calcext:apply-style-name="Untitled1" calcext:value="formula-is([.N14]&gt;[.F14])" calcext:base-cell-address="'stack_2 balanced'.N14"/>
          </calcext:conditional-format>
          <calcext:conditional-format calcext:target-range-address="'stack_2 balanced'.N15:'stack_2 balanced'.N15">
            <calcext:condition calcext:apply-style-name="Untitled1" calcext:value="formula-is([.N15]&gt;[.F15])" calcext:base-cell-address="'stack_2 balanced'.N15"/>
          </calcext:conditional-format>
          <calcext:conditional-format calcext:target-range-address="'stack_2 balanced'.N16:'stack_2 balanced'.N16">
            <calcext:condition calcext:apply-style-name="Untitled1" calcext:value="formula-is([.N16]&gt;[.F16])" calcext:base-cell-address="'stack_2 balanced'.N16"/>
          </calcext:conditional-format>
          <calcext:conditional-format calcext:target-range-address="'stack_2 balanced'.N17:'stack_2 balanced'.N17">
            <calcext:condition calcext:apply-style-name="Untitled1" calcext:value="formula-is([.N17]&gt;[.F17])" calcext:base-cell-address="'stack_2 balanced'.N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45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21:19:37.927313129</meta:creation-date>
    <dc:date>2020-06-01T01:09:40.919846805</dc:date>
    <meta:editing-duration>PT47M33S</meta:editing-duration>
    <meta:editing-cycles>2</meta:editing-cycles>
    <meta:generator>LibreOffice/6.0.7.3$Linux_X86_64 LibreOffice_project/00m0$Build-3</meta:generator>
    <meta:document-statistic meta:table-count="1" meta:cell-count="155" meta:object-count="0"/>
  </office:meta>
</office:document-meta>
</file>